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5pt" fo:language="de" fo:country="DE" officeooo:rsid="00170b27" officeooo:paragraph-rsid="00170b27" style:font-size-asian="13.1000003814697pt" style:font-size-complex="15pt"/>
    </style:style>
    <style:style style:name="P2" style:family="paragraph" style:parent-style-name="Preformatted_20_Text">
      <style:text-properties style:font-name="arial" fo:font-size="15pt" fo:language="de" fo:country="DE" officeooo:rsid="0018c530" officeooo:paragraph-rsid="0018c530" style:font-size-asian="13.1000003814697pt" style:font-size-complex="15pt"/>
    </style:style>
    <style:style style:name="P3" style:family="paragraph" style:parent-style-name="Preformatted_20_Text">
      <style:text-properties style:font-name="arial" fo:font-size="15pt" fo:language="de" fo:country="DE" officeooo:rsid="001a5dec" officeooo:paragraph-rsid="001a5dec" style:font-size-asian="13.1000003814697pt" style:font-size-complex="15pt"/>
    </style:style>
    <style:style style:name="P4" style:family="paragraph" style:parent-style-name="Preformatted_20_Text">
      <style:text-properties style:font-name="arial" fo:font-size="15pt" fo:language="de" fo:country="DE" officeooo:rsid="001af610" officeooo:paragraph-rsid="001af610" style:font-size-asian="13.1000003814697pt" style:font-size-complex="15pt"/>
    </style:style>
    <style:style style:name="P5" style:family="paragraph" style:parent-style-name="Preformatted_20_Text">
      <style:text-properties officeooo:paragraph-rsid="0018c530"/>
    </style:style>
    <style:style style:name="P6" style:family="paragraph" style:parent-style-name="Preformatted_20_Text">
      <style:paragraph-properties fo:break-before="page"/>
      <style:text-properties style:font-name="arial" fo:font-size="15pt" fo:language="de" fo:country="DE" officeooo:rsid="0018c530" officeooo:paragraph-rsid="0018c530" style:font-size-asian="13.1000003814697pt" style:font-size-complex="15pt"/>
    </style:style>
    <style:style style:name="P7" style:family="paragraph" style:parent-style-name="Preformatted_20_Text">
      <style:paragraph-properties fo:break-before="page"/>
      <style:text-properties style:font-name="arial" fo:font-size="15pt" fo:language="de" fo:country="DE" officeooo:rsid="001a5dec" officeooo:paragraph-rsid="001a5dec" style:font-size-asian="13.1000003814697pt" style:font-size-complex="15pt"/>
    </style:style>
    <style:style style:name="P8" style:family="paragraph" style:parent-style-name="Preformatted_20_Text" style:list-style-name="L1">
      <style:text-properties style:font-name="arial" fo:font-size="15pt" fo:language="de" fo:country="DE" officeooo:rsid="00170b27" officeooo:paragraph-rsid="00170b27" style:font-size-asian="13.1000003814697pt" style:font-size-complex="15pt"/>
    </style:style>
    <style:style style:name="P9" style:family="paragraph" style:parent-style-name="Preformatted_20_Text" style:list-style-name="L2">
      <style:text-properties style:font-name="arial" fo:font-size="15pt" fo:language="de" fo:country="DE" officeooo:rsid="00170b27" officeooo:paragraph-rsid="00170b27" style:font-size-asian="13.1000003814697pt" style:font-size-complex="15pt"/>
    </style:style>
    <style:style style:name="P10" style:family="paragraph" style:parent-style-name="Preformatted_20_Text" style:list-style-name="L3">
      <style:text-properties style:font-name="arial" fo:font-size="15pt" fo:language="de" fo:country="DE" officeooo:rsid="00170b27" officeooo:paragraph-rsid="00170b27" style:font-size-asian="13.1000003814697pt" style:font-size-complex="15pt"/>
    </style:style>
    <style:style style:name="P11" style:family="paragraph" style:parent-style-name="Preformatted_20_Text" style:list-style-name="L4">
      <style:text-properties style:font-name="arial" fo:font-size="15pt" fo:language="de" fo:country="DE" officeooo:rsid="00170b27" officeooo:paragraph-rsid="00170b27" style:font-size-asian="13.1000003814697pt" style:font-size-complex="15pt"/>
    </style:style>
    <style:style style:name="P12" style:family="paragraph" style:parent-style-name="Preformatted_20_Text" style:list-style-name="L3">
      <style:text-properties style:font-name="arial" fo:font-size="15pt" fo:language="de" fo:country="DE" officeooo:rsid="0018c530" officeooo:paragraph-rsid="0018c530" style:font-size-asian="13.1000003814697pt" style:font-size-complex="15pt"/>
    </style:style>
    <style:style style:name="P13" style:family="paragraph" style:parent-style-name="Preformatted_20_Text" style:list-style-name="L4">
      <style:text-properties style:font-name="arial" fo:font-size="15pt" fo:language="de" fo:country="DE" officeooo:rsid="0018c530" officeooo:paragraph-rsid="0018c530" style:font-size-asian="13.1000003814697pt" style:font-size-complex="15pt"/>
    </style:style>
    <style:style style:name="P14" style:family="paragraph" style:parent-style-name="Preformatted_20_Text" style:list-style-name="L5">
      <style:text-properties style:font-name="arial" fo:font-size="15pt" fo:language="de" fo:country="DE" officeooo:rsid="0018c530" officeooo:paragraph-rsid="0018c530" style:font-size-asian="13.1000003814697pt" style:font-size-complex="15pt"/>
    </style:style>
    <style:style style:name="P15" style:family="paragraph" style:parent-style-name="Preformatted_20_Text" style:list-style-name="L6">
      <style:text-properties style:font-name="arial" fo:font-size="15pt" fo:language="de" fo:country="DE" officeooo:rsid="0018c530" officeooo:paragraph-rsid="0018c530" style:font-size-asian="13.1000003814697pt" style:font-size-complex="15pt"/>
    </style:style>
    <style:style style:name="P16" style:family="paragraph" style:parent-style-name="Preformatted_20_Text" style:list-style-name="L7">
      <style:text-properties style:font-name="arial" fo:font-size="15pt" fo:language="de" fo:country="DE" officeooo:rsid="0018c530" officeooo:paragraph-rsid="0018c530" style:font-size-asian="13.1000003814697pt" style:font-size-complex="15pt"/>
    </style:style>
    <style:style style:name="P17" style:family="paragraph" style:parent-style-name="Preformatted_20_Text" style:list-style-name="L7">
      <style:text-properties style:font-name="arial" fo:font-size="15pt" fo:language="de" fo:country="DE" officeooo:rsid="001a5dec" officeooo:paragraph-rsid="001a5dec" style:font-size-asian="13.1000003814697pt" style:font-size-complex="15pt"/>
    </style:style>
    <style:style style:name="P18" style:family="paragraph" style:parent-style-name="Preformatted_20_Text" style:list-style-name="L8">
      <style:text-properties style:font-name="arial" fo:font-size="15pt" fo:language="de" fo:country="DE" officeooo:rsid="001a5dec" officeooo:paragraph-rsid="001a5dec" style:font-size-asian="13.1000003814697pt" style:font-size-complex="15pt"/>
    </style:style>
    <style:style style:name="P19" style:family="paragraph" style:parent-style-name="Preformatted_20_Text" style:list-style-name="L9">
      <style:text-properties style:font-name="arial" fo:font-size="15pt" fo:language="de" fo:country="DE" officeooo:rsid="001a5dec" officeooo:paragraph-rsid="001a5dec" style:font-size-asian="13.1000003814697pt" style:font-size-complex="15pt"/>
    </style:style>
    <style:style style:name="P20" style:family="paragraph" style:parent-style-name="Preformatted_20_Text" style:list-style-name="L10">
      <style:text-properties style:font-name="arial" fo:font-size="15pt" fo:language="de" fo:country="DE" officeooo:rsid="001a5dec" officeooo:paragraph-rsid="001a5dec" style:font-size-asian="13.1000003814697pt" style:font-size-complex="15pt"/>
    </style:style>
    <style:style style:name="P21" style:family="paragraph" style:parent-style-name="Preformatted_20_Text" style:list-style-name="L11">
      <style:text-properties style:font-name="arial" fo:font-size="15pt" fo:language="de" fo:country="DE" officeooo:rsid="001af610" officeooo:paragraph-rsid="001af610" style:font-size-asian="13.1000003814697pt" style:font-size-complex="15pt"/>
    </style:style>
    <style:style style:name="P22" style:family="paragraph" style:parent-style-name="Preformatted_20_Text" style:list-style-name="L12">
      <style:text-properties style:font-name="arial" fo:font-size="15pt" fo:language="de" fo:country="DE" officeooo:rsid="001af610" officeooo:paragraph-rsid="001af610" style:font-size-asian="13.1000003814697pt" style:font-size-complex="15pt"/>
    </style:style>
    <style:style style:name="P23" style:family="paragraph" style:parent-style-name="Preformatted_20_Text" style:list-style-name="L13">
      <style:text-properties style:font-name="arial" fo:font-size="15pt" fo:language="de" fo:country="DE" officeooo:rsid="001af610" officeooo:paragraph-rsid="001af610" style:font-size-asian="13.1000003814697pt" style:font-size-complex="15pt"/>
    </style:style>
    <style:style style:name="P24" style:family="paragraph" style:parent-style-name="Preformatted_20_Text" style:list-style-name="L14">
      <style:text-properties style:font-name="arial" fo:font-size="15pt" fo:language="de" fo:country="DE" officeooo:rsid="001af610" officeooo:paragraph-rsid="001af610" style:font-size-asian="13.1000003814697pt" style:font-size-complex="15pt"/>
    </style:style>
    <style:style style:name="P25" style:family="paragraph" style:parent-style-name="Preformatted_20_Text" style:list-style-name="L15">
      <style:text-properties style:font-name="arial" fo:font-size="15pt" fo:language="de" fo:country="DE" officeooo:rsid="001af610" officeooo:paragraph-rsid="001af610" style:font-size-asian="13.1000003814697pt" style:font-size-complex="15pt"/>
    </style:style>
    <style:style style:name="P26" style:family="paragraph" style:parent-style-name="Preformatted_20_Text" style:list-style-name="L16">
      <style:text-properties style:font-name="arial" fo:font-size="15pt" fo:language="de" fo:country="DE" officeooo:rsid="001af610" officeooo:paragraph-rsid="001af610" style:font-size-asian="13.1000003814697pt" style:font-size-complex="15pt"/>
    </style:style>
    <style:style style:name="P27" style:family="paragraph" style:parent-style-name="Preformatted_20_Text" style:list-style-name="L17">
      <style:text-properties style:font-name="arial" fo:font-size="15pt" fo:language="de" fo:country="DE" officeooo:rsid="001af610" officeooo:paragraph-rsid="001af610" style:font-size-asian="13.1000003814697pt" style:font-size-complex="15pt"/>
    </style:style>
    <style:style style:name="P28" style:family="paragraph" style:parent-style-name="Preformatted_20_Text" style:list-style-name="L18">
      <style:text-properties style:font-name="arial" fo:font-size="15pt" fo:language="de" fo:country="DE" officeooo:rsid="001af610" officeooo:paragraph-rsid="001af610" style:font-size-asian="13.1000003814697pt" style:font-size-complex="15pt"/>
    </style:style>
    <style:style style:name="P29" style:family="paragraph" style:parent-style-name="Preformatted_20_Text">
      <style:text-properties style:font-name="arial" fo:font-size="15pt" fo:language="de" fo:country="DE" officeooo:rsid="001af610" officeooo:paragraph-rsid="001af610" style:font-size-asian="13.1000003814697pt" style:font-size-complex="15pt"/>
    </style:style>
    <style:style style:name="P30" style:family="paragraph" style:parent-style-name="Preformatted_20_Text" style:list-style-name="L19">
      <style:text-properties style:font-name="arial" fo:font-size="15pt" fo:language="de" fo:country="DE" officeooo:rsid="001ca467" officeooo:paragraph-rsid="001ca467" style:font-size-asian="13.1000003814697pt" style:font-size-complex="15pt"/>
    </style:style>
    <style:style style:name="P31" style:family="paragraph" style:parent-style-name="Preformatted_20_Text">
      <style:text-properties style:font-name="arial" fo:font-size="15pt" fo:language="de" fo:country="DE" officeooo:rsid="001ca467" officeooo:paragraph-rsid="001ca467" style:font-size-asian="13.1000003814697pt" style:font-size-complex="15pt"/>
    </style:style>
    <style:style style:name="P32" style:family="paragraph" style:parent-style-name="Preformatted_20_Text" style:list-style-name="L21">
      <style:text-properties style:font-name="arial" fo:font-size="15pt" fo:language="de" fo:country="DE" officeooo:rsid="001ca467" officeooo:paragraph-rsid="001ca467" style:font-size-asian="13.1000003814697pt" style:font-size-complex="15pt"/>
    </style:style>
    <style:style style:name="P33" style:family="paragraph" style:parent-style-name="Preformatted_20_Text" style:list-style-name="L22">
      <style:text-properties style:font-name="arial" fo:font-size="15pt" fo:language="de" fo:country="DE" officeooo:rsid="001ca467" officeooo:paragraph-rsid="001ca467" style:font-size-asian="13.1000003814697pt" style:font-size-complex="15pt"/>
    </style:style>
    <style:style style:name="P34" style:family="paragraph" style:parent-style-name="Preformatted_20_Text" style:list-style-name="L23">
      <style:text-properties style:font-name="arial" fo:font-size="15pt" fo:language="de" fo:country="DE" officeooo:rsid="001ca467" officeooo:paragraph-rsid="001ca467" style:font-size-asian="13.1000003814697pt" style:font-size-complex="15pt"/>
    </style:style>
    <style:style style:name="P35" style:family="paragraph" style:parent-style-name="Preformatted_20_Text" style:list-style-name="L4">
      <style:text-properties fo:language="de" fo:country="DE" officeooo:paragraph-rsid="00170b27"/>
    </style:style>
    <style:style style:name="P36" style:family="paragraph" style:parent-style-name="Preformatted_20_Text" style:list-style-name="L4">
      <style:text-properties fo:language="de" fo:country="DE" officeooo:paragraph-rsid="0018c530"/>
    </style:style>
    <style:style style:name="P37" style:family="paragraph" style:parent-style-name="Preformatted_20_Text" style:list-style-name="L6">
      <style:text-properties fo:language="de" fo:country="DE" officeooo:paragraph-rsid="0018c530"/>
    </style:style>
    <style:style style:name="P38" style:family="paragraph" style:parent-style-name="Preformatted_20_Text" style:list-style-name="L7">
      <style:text-properties officeooo:paragraph-rsid="0018c530"/>
    </style:style>
    <style:style style:name="P39" style:family="paragraph" style:parent-style-name="Preformatted_20_Text">
      <style:paragraph-properties fo:break-before="page"/>
      <style:text-properties style:font-name="arial" fo:font-size="15pt" fo:language="de" fo:country="DE" officeooo:rsid="001af610" officeooo:paragraph-rsid="001af610" style:font-size-asian="13.1000003814697pt" style:font-size-complex="15pt"/>
    </style:style>
    <style:style style:name="T1" style:family="text">
      <style:text-properties style:font-name="arial" fo:font-size="15pt" officeooo:rsid="00170b27" style:font-size-asian="13.1000003814697pt" style:font-size-complex="15pt"/>
    </style:style>
    <style:style style:name="T2" style:family="text">
      <style:text-properties style:font-name="arial" fo:font-size="15pt" officeooo:rsid="0018c530" style:font-size-asian="13.1000003814697pt" style:font-size-complex="15pt"/>
    </style:style>
    <style:style style:name="T3" style:family="text">
      <style:text-properties style:font-name="arial" fo:font-size="15pt" officeooo:rsid="00170b27" style:font-name-asian="Noto Sans Mono CJK SC" style:font-size-asian="13.1000003814697pt" style:font-name-complex="Liberation Mono" style:font-size-complex="15pt"/>
    </style:style>
    <style:style style:name="T4" style:family="text">
      <style:text-properties style:font-name="arial" fo:font-size="15pt" officeooo:rsid="0018c530" style:font-name-asian="Noto Sans Mono CJK SC" style:font-size-asian="13.1000003814697pt" style:font-name-complex="Liberation Mono" style:font-size-complex="15pt"/>
    </style:style>
    <style:style style:name="T5" style:family="text">
      <style:text-properties style:font-name="arial" fo:font-size="15pt" fo:language="de" fo:country="DE" officeooo:rsid="0018c530" style:font-size-asian="13.1000003814697pt" style:font-size-complex="15pt"/>
    </style:style>
    <style:style style:name="T6" style:family="text">
      <style:text-properties style:font-name="arial" fo:font-size="15pt" fo:language="de" fo:country="DE" officeooo:rsid="0018c530" style:font-name-asian="Noto Sans Mono CJK SC" style:font-size-asian="13.1000003814697pt" style:font-name-complex="Liberation Mono" style:font-size-complex="15pt"/>
    </style:style>
    <style:style style:name="T7" style:family="text">
      <style:text-properties style:font-name="arial" fo:font-size="15pt" fo:language="de" fo:country="DE" officeooo:rsid="001a5dec" style:font-name-asian="Noto Sans Mono CJK SC" style:font-size-asian="13.1000003814697pt" style:font-name-complex="Liberation Mono" style:font-size-complex="15pt"/>
    </style:style>
    <style:style style:name="T8" style:family="text">
      <style:text-properties officeooo:rsid="0018c530"/>
    </style:style>
    <style:style style:name="T9" style:family="text">
      <style:text-properties officeooo:rsid="001ca4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5.0<text:span text:style-name="T8">3</text:span> 17:00-18:30</text:p>
      <text:p text:style-name="P1"/>
      <text:list xml:id="list3568128816" text:style-name="L1">
        <text:list-item>
          <text:p text:style-name="P8">Erstellen des Dokuments Projektplan</text:p>
        </text:list-item>
        <text:list-item>
          <text:p text:style-name="P8">Erstellen des Dokuments Specifications</text:p>
        </text:list-item>
        <text:list-item>
          <text:p text:style-name="P8">Ausarbeitung der Produkt Funktionen</text:p>
        </text:list-item>
        <text:list-item>
          <text:p text:style-name="P8">Ausarbeitung der Use Cases</text:p>
        </text:list-item>
      </text:list>
      <text:p text:style-name="P1"/>
      <text:p text:style-name="P1">27.04 18:00-19:00</text:p>
      <text:list xml:id="list3413138345" text:style-name="L2">
        <text:list-item>
          <text:p text:style-name="P9">Besprechen der eigenerarbeiteten Überlegung</text:p>
        </text:list-item>
        <text:list-item>
          <text:p text:style-name="P9">Besprechen der Use-Cases</text:p>
        </text:list-item>
        <text:list-item>
          <text:p text:style-name="P9">Besprechen der Idee des Domainmodells</text:p>
        </text:list-item>
        <text:list-item>
          <text:p text:style-name="P9">Besprechen des Use Case Diagramms</text:p>
        </text:list-item>
      </text:list>
      <text:p text:style-name="P1"/>
      <text:p text:style-name="P1">28.0<text:span text:style-name="T8">3</text:span> 13:30 -16:30</text:p>
      <text:p text:style-name="P1"/>
      <text:list xml:id="list1601384339" text:style-name="L3">
        <text:list-item>
          <text:p text:style-name="P10">Bearbeiten des Dokumentes Specifications</text:p>
        </text:list-item>
        <text:list-item>
          <text:p text:style-name="P10">Erarbeitung der Produkt Perspektive</text:p>
        </text:list-item>
        <text:list-item>
          <text:p text:style-name="P10">Erarbeitung der Benutzer Charakteristik</text:p>
        </text:list-item>
        <text:list-item>
          <text:p text:style-name="P10">Erarbeitung der Einschränkungen</text:p>
        </text:list-item>
        <text:list-item>
          <text:p text:style-name="P10">Erstellen aller Brief Use Cases</text:p>
        </text:list-item>
        <text:list-item>
          <text:p text:style-name="P10">Erarbeitung der Bedienbarkeit</text:p>
        </text:list-item>
        <text:list-item>
          <text:p text:style-name="P10">Erarbeitung der Schnittstellen</text:p>
        </text:list-item>
        <text:list-item>
          <text:p text:style-name="P10">Erstellung des fully dressed Use Cases Trainingsplan erstellen</text:p>
        </text:list-item>
        <text:list-item>
          <text:p text:style-name="P12">Bearbeitung des Dokumentes Projektplan</text:p>
        </text:list-item>
        <text:list-item>
          <text:p text:style-name="P12">Erarbeitung der Ziele und Zwecke</text:p>
        </text:list-item>
        <text:list-item>
          <text:p text:style-name="P12">Erarbeitung der Annahmen und Einschränkungen</text:p>
        </text:list-item>
        <text:list-item>
          <text:p text:style-name="P12">Erarbeitung der Ergebnisse</text:p>
        </text:list-item>
      </text:list>
      <text:p text:style-name="P1"/>
      <text:p text:style-name="P1">29.0<text:span text:style-name="T8">3</text:span> 13:45-15:00</text:p>
      <text:list xml:id="list4195898534" text:style-name="L4">
        <text:list-item>
          <text:p text:style-name="P11">Beratungstermin</text:p>
        </text:list-item>
        <text:list-item>
          <text:p text:style-name="P35"><text:span text:style-name="T1">Klären </text:span><text:span text:style-name="T3">einer</text:span><text:span text:style-name="T1"> Frage bezüglich des Use Case Diagramms</text:span></text:p>
        </text:list-item>
        <text:list-item>
          <text:p text:style-name="P35"><text:span text:style-name="T1">Klären </text:span><text:span text:style-name="T3">einer</text:span><text:span text:style-name="T1"> Frage bezüglich sich wiederholender Use Cases → CRUD</text:span></text:p>
        </text:list-item>
        <text:list-item>
          <text:p text:style-name="P11">Klären einer Frage bezüglich der Datenbank</text:p>
        </text:list-item>
        <text:list-item>
          <text:p text:style-name="P13">Klären einer Frage bezüglich der Dringlichkeit einer Rollenverteilung</text:p>
        </text:list-item>
        <text:list-item>
          <text:p text:style-name="P36"><text:span text:style-name="T2">Aufteilen der </text:span><text:span text:style-name="T4">Verfassung</text:span><text:span text:style-name="T2"> von Use Cases</text:span></text:p>
        </text:list-item>
        <text:list-item>
          <text:p text:style-name="P13">Aufteilung der Erstellung des Domainmodells</text:p>
        </text:list-item>
        <text:list-item>
          <text:p text:style-name="P13">Aufteilung der Erstellung des Systemsequenzdiagramms</text:p>
        </text:list-item>
        <text:list-item>
          <text:p text:style-name="P13">Aufteilung der Rollen</text:p>
        </text:list-item>
      </text:list>
      <text:p text:style-name="P2"/>
      <text:p text:style-name="P6"/>
      <text:p text:style-name="P2">30.03 10:00-11:30</text:p>
      <text:list xml:id="list1458249874" text:style-name="L5">
        <text:list-item>
          <text:p text:style-name="P14">Bearbeitung des Dokuments Projektplan</text:p>
        </text:list-item>
        <text:list-item>
          <text:p text:style-name="P14">Erarbeitung der Projektübersicht</text:p>
        </text:list-item>
        <text:list-item>
          <text:p text:style-name="P14">Erarbeitung der Projektorganisation</text:p>
        </text:list-item>
        <text:list-item>
          <text:p text:style-name="P14">Erarbeitung des Kostenvoranschlages</text:p>
        </text:list-item>
        <text:list-item>
          <text:p text:style-name="P14">Erarbeitung der internen Meilensteine</text:p>
        </text:list-item>
        <text:list-item>
          <text:p text:style-name="P14">Erarbeiung des Risk Managments</text:p>
        </text:list-item>
        <text:list-item>
          <text:p text:style-name="P14">Erarbeitung der Arbeitspakete</text:p>
        </text:list-item>
        <text:list-item>
          <text:p text:style-name="P14">Erarbeitung der Infrastruktur</text:p>
        </text:list-item>
        <text:list-item>
          <text:p text:style-name="P14">Erarbeitung der Unterstützenden Prozesse</text:p>
        </text:list-item>
      </text:list>
      <text:p text:style-name="P2"/>
      <text:p text:style-name="P2">31.03 18:00-19:00</text:p>
      <text:list xml:id="list600383363" text:style-name="L6">
        <text:list-item>
          <text:p text:style-name="P15">Meeting</text:p>
        </text:list-item>
        <text:list-item>
          <text:p text:style-name="P15">Besprechen der erarbeiteten Use Cases</text:p>
        </text:list-item>
        <text:list-item>
          <text:p text:style-name="P15">Besprechen und Diskussion des Domainmodells</text:p>
        </text:list-item>
        <text:list-item>
          <text:p text:style-name="P15">Besprechen des Use Case Diagramms</text:p>
        </text:list-item>
        <text:list-item>
          <text:p text:style-name="P37"><text:span text:style-name="T2">Endgültige </text:span><text:span text:style-name="T4">Einigung</text:span><text:span text:style-name="T2"> auf Meilensteine</text:span></text:p>
        </text:list-item>
        <text:list-item>
          <text:p text:style-name="P15">Endgültige Einigung auf momentane Arbeitspakete</text:p>
        </text:list-item>
        <text:list-item>
          <text:p text:style-name="P15">Endgültige Einigung auf Rollenverteilung</text:p>
        </text:list-item>
      </text:list>
      <text:p text:style-name="P2"/>
      <text:p text:style-name="P5"><text:span text:style-name="T7">01.04</text:span><text:span text:style-name="T5"> 10:00 – 11:00</text:span></text:p>
      <text:list xml:id="list3314919790" text:style-name="L7">
        <text:list-item>
          <text:p text:style-name="P38"><text:span text:style-name="T6">Bearbeiten</text:span><text:span text:style-name="T5"> des Dokumentes Anforderungen</text:span></text:p>
        </text:list-item>
        <text:list-item>
          <text:p text:style-name="P38"><text:span text:style-name="T6">Bearbeiten</text:span><text:span text:style-name="T5"> des Use Cases Trainingsplan erstellen zu Trainingsplan verwalten</text:span></text:p>
        </text:list-item>
        <text:list-item>
          <text:p text:style-name="P16">Zusammenfügen der anderen fully dressed Use Cases</text:p>
        </text:list-item>
        <text:list-item>
          <text:p text:style-name="P16">Bearbeiten des Dokuemts Projektplan</text:p>
        </text:list-item>
        <text:list-item>
          <text:p text:style-name="P16">Bearbeiten der Internen Meilensteine</text:p>
        </text:list-item>
        <text:list-item>
          <text:p text:style-name="P17">Fertigstellen der ersten Version des Projektplans</text:p>
        </text:list-item>
        <text:list-item>
          <text:p text:style-name="P17">Fertigstellen der zweiten Version der Anforderungen</text:p>
        </text:list-item>
        <text:list-item>
          <text:p text:style-name="P17">Zusammenfügen der Dokumente</text:p>
        </text:list-item>
      </text:list>
      <text:p text:style-name="P3"/>
      <text:p text:style-name="P2"/>
      <text:p text:style-name="P3">03.04 18:00-19:00</text:p>
      <text:list xml:id="list3000791501" text:style-name="L8">
        <text:list-item>
          <text:p text:style-name="P18">Meeting</text:p>
        </text:list-item>
        <text:list-item>
          <text:p text:style-name="P18">Aufteilen der Gesprächsthemen zur Review</text:p>
        </text:list-item>
        <text:list-item>
          <text:p text:style-name="P18">Grobe Planung des weiteren Vorgehens</text:p>
        </text:list-item>
      </text:list>
      <text:p text:style-name="P3"/>
      <text:p text:style-name="P3">05.04 10:00-11:00</text:p>
      <text:list xml:id="list2975590075" text:style-name="L9">
        <text:list-item>
          <text:p text:style-name="P19">Überlegung der weiteren Aufteilung der Arbeitspakete</text:p>
        </text:list-item>
      </text:list>
      <text:p text:style-name="P3"/>
      <text:p text:style-name="P7"/>
      <text:p text:style-name="P3">05.04 19:00-20:00</text:p>
      <text:list xml:id="list3265339636" text:style-name="L10">
        <text:list-item>
          <text:p text:style-name="P20">Überarbeiten der Use Cases</text:p>
        </text:list-item>
        <text:list-item>
          <text:p text:style-name="P20">Beheben des User ← → System Fehlers der Use Cases</text:p>
        </text:list-item>
        <text:list-item>
          <text:p text:style-name="P20">Erstellen der Order für Dokumentation im GitLab Reposatory</text:p>
        </text:list-item>
        <text:list-item>
          <text:p text:style-name="P20">Erstellen einer Datei für Individuelle Zeiterfassung</text:p>
        </text:list-item>
        <text:list-item>
          <text:p text:style-name="P20">Hochladen der Dokumente Projektplan, Specifications und Zeitpool</text:p>
        </text:list-item>
      </text:list>
      <text:p text:style-name="P3"/>
      <text:p text:style-name="P4">12.04 2h</text:p>
      <text:list xml:id="list2486882925" text:style-name="L11">
        <text:list-item>
          <text:p text:style-name="P21">Erarbeitung der Serverarchitektur anhand des MVC</text:p>
        </text:list-item>
        <text:list-item>
          <text:p text:style-name="P21">Erarbeiten des Modellpackages</text:p>
        </text:list-item>
        <text:list-item>
          <text:p text:style-name="P21">Erarbeiten des Controller Packages</text:p>
        </text:list-item>
      </text:list>
      <text:p text:style-name="P4"/>
      <text:p text:style-name="P4">13.04 2h</text:p>
      <text:p text:style-name="P4"/>
      <text:list xml:id="list3513883571" text:style-name="L12">
        <text:list-item>
          <text:p text:style-name="P22">Einarbeitung in Erstellung von Tests</text:p>
        </text:list-item>
        <text:list-item>
          <text:p text:style-name="P22">Erste pseudoskizzen für tests</text:p>
        </text:list-item>
      </text:list>
      <text:p text:style-name="P4"/>
      <text:p text:style-name="P4">19.04 1h</text:p>
      <text:list xml:id="list269013976" text:style-name="L13">
        <text:list-item>
          <text:p text:style-name="P23">Überarbeiten der Datei Projektplan</text:p>
        </text:list-item>
        <text:list-item>
          <text:p text:style-name="P23">Ändern der Zeiplannung</text:p>
        </text:list-item>
      </text:list>
      <text:p text:style-name="P4"/>
      <text:p text:style-name="P4">21.04 1:30h</text:p>
      <text:list xml:id="list1376265425" text:style-name="L14">
        <text:list-item>
          <text:p text:style-name="P24">Überarbeitung der Datei Projektplan</text:p>
        </text:list-item>
        <text:list-item>
          <text:p text:style-name="P24">Ändern der Workpackages</text:p>
        </text:list-item>
      </text:list>
      <text:p text:style-name="P4"/>
      <text:p text:style-name="P4">22.04 2h</text:p>
      <text:list xml:id="list3752332850" text:style-name="L15">
        <text:list-item>
          <text:p text:style-name="P25">Überarbeiten des MVC</text:p>
        </text:list-item>
        <text:list-item>
          <text:p text:style-name="P25">Überarbeiten des Modell</text:p>
        </text:list-item>
        <text:list-item>
          <text:p text:style-name="P25">Überarbeiten des Controllers</text:p>
        </text:list-item>
      </text:list>
      <text:p text:style-name="P4"/>
      <text:p text:style-name="P4">26.04</text:p>
      <text:list xml:id="list2371430318" text:style-name="L16">
        <text:list-item>
          <text:p text:style-name="P26">Erarbeiten des View-packages</text:p>
        </text:list-item>
      </text:list>
      <text:p text:style-name="P4"/>
      <text:p text:style-name="P4">27.04 2h</text:p>
      <text:list xml:id="list815979277" text:style-name="L17">
        <text:list-item>
          <text:p text:style-name="P27">Einarbeiten in API-Endpunkte anhand des Beispieles von Jerry</text:p>
        </text:list-item>
      </text:list>
      <text:p text:style-name="P4"/>
      <text:p text:style-name="P4">28.04 1h</text:p>
      <text:list xml:id="list1864175438" text:style-name="L18">
        <text:list-item>
          <text:p text:style-name="P28">-““-</text:p>
        </text:list-item>
      </text:list>
      <text:p text:style-name="P4"/>
      <text:p text:style-name="P39"/>
      <text:p text:style-name="P4">2.05 <text:span text:style-name="T9">2h</text:span></text:p>
      <text:list xml:id="list3166435677" text:style-name="L19">
        <text:list-item>
          <text:p text:style-name="P30">Trainingsplan programmiert</text:p>
        </text:list-item>
      </text:list>
      <text:p text:style-name="P31"/>
      <text:p text:style-name="P31">5.05 2h </text:p>
      <text:list xml:id="list176034795" text:style-name="L21">
        <text:list-item>
          <text:p text:style-name="P32">Trainingsplan programmiert</text:p>
        </text:list-item>
        <text:list-item>
          <text:p text:style-name="P32">Änderungen überlegt </text:p>
        </text:list-item>
      </text:list>
      <text:p text:style-name="P31"/>
      <text:p text:style-name="P31">9.05 3h </text:p>
      <text:list xml:id="list2345243379" text:style-name="L22">
        <text:list-item>
          <text:p text:style-name="P33">Trainingsplan programmiert</text:p>
        </text:list-item>
        <text:list-item>
          <text:p text:style-name="P33">Änderungen durchgeführt</text:p>
        </text:list-item>
        <text:list-item>
          <text:p text:style-name="P33">Architekturdokument erstellt und erarbeitet</text:p>
        </text:list-item>
      </text:list>
      <text:p text:style-name="P31"/>
      <text:p text:style-name="P31">10.05 4h</text:p>
      <text:p text:style-name="P31"/>
      <text:list xml:id="list1294450397" text:style-name="L23">
        <text:list-item>
          <text:p text:style-name="P34">Überlegungen bezüglich API und Datenbank und Client</text:p>
        </text:list-item>
        <text:list-item>
          <text:p text:style-name="P34">Überlegungen bezüglich UI </text:p>
        </text:list-item>
        <text:list-item>
          <text:p text:style-name="P34">Programmierung der Datenbankmodels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0T17:41:31.486864918</dc:date>
    <meta:editing-duration>PT18M3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108" meta:word-count="506" meta:character-count="3478" meta:non-whitespace-character-count="3161"/>
  </office:meta>
</office:document-meta>
</file>